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4e0f" officeooo:paragraph-rsid="000d4e0f"/>
    </style:style>
    <style:style style:name="P2" style:family="paragraph" style:parent-style-name="Standard">
      <style:text-properties officeooo:rsid="000fc208" officeooo:paragraph-rsid="000fc2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for scrum. </text:p>
      <text:p text:style-name="P1"/>
      <text:p text:style-name="P1">Instead of having fading maps and warping between them, we will have large maps for scenes.</text:p>
      <text:p text:style-name="P1"/>
      <text:p text:style-name="P1">We may start out with one hub town and with procedural generated dungeons. </text:p>
      <text:p text:style-name="P1"/>
      <text:p text:style-name="P1">Basic mechanics for the first sprint:</text:p>
      <text:p text:style-name="P1"/>
      <text:p text:style-name="P1">A player character that:</text:p>
      <text:p text:style-name="P1">moves</text:p>
      <text:p text:style-name="P1">Can interact with npcs/enemies/objects</text:p>
      <text:p text:style-name="P1">Can attack enemies</text:p>
      <text:p text:style-name="P1">Take damage from enemies. </text:p>
      <text:p text:style-name="P1"/>
      <text:p text:style-name="P1">Enemies </text:p>
      <text:p text:style-name="P1">With simple AI</text:p>
      <text:p text:style-name="P1">Can attack player</text:p>
      <text:p text:style-name="P1"/>
      <text:p text:style-name="P2">Simple map with several collision object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6:26:25.489000000</meta:creation-date>
    <dc:date>2015-08-31T17:58:47.360000000</dc:date>
    <meta:editing-duration>PT1H2M1S</meta:editing-duration>
    <meta:editing-cycles>1</meta:editing-cycles>
    <meta:document-statistic meta:table-count="0" meta:image-count="0" meta:object-count="0" meta:page-count="1" meta:paragraph-count="13" meta:word-count="67" meta:character-count="414" meta:non-whitespace-character-count="356"/>
    <meta:generator>LibreOffice/5.0.0.5$Windows_x86 LibreOffice_project/1b1a90865e348b492231e1c451437d7a15bb262b</meta:generator>
  </office:meta>
</office:document-meta>
</file>